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Muli" svg:font-family="Muli, Helvetica, Arial, sans-serif"/>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d0055" officeooo:paragraph-rsid="001d0055"/>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style>
    <style:style style:name="P3" style:family="paragraph" style:parent-style-name="Text_20_body" style:list-style-name="L2">
      <style:paragraph-properties fo:margin-left="0cm" fo:margin-right="0cm" fo:margin-top="0cm" fo:margin-bottom="0cm" loext:contextual-spacing="false" fo:text-indent="0cm" style:auto-text-indent="false" fo:padding="0cm" fo:border="none"/>
    </style:style>
    <style:style style:name="P4" style:family="paragraph" style:parent-style-name="Text_20_body">
      <style:paragraph-properties fo:margin-left="0cm" fo:margin-right="0cm" fo:margin-top="0cm" fo:margin-bottom="0.397cm" loext:contextual-spacing="false" fo:text-indent="0cm" style:auto-text-indent="false" fo:padding="0cm" fo:border="none"/>
      <style:text-properties fo:color="#4d4d4f"/>
    </style:style>
    <style:style style:name="P5" style:family="paragraph" style:parent-style-name="Text_20_body">
      <style:paragraph-properties fo:margin-left="0cm" fo:margin-right="0cm" fo:margin-top="0.397cm" fo:margin-bottom="0.397cm" loext:contextual-spacing="false" fo:text-indent="0cm" style:auto-text-indent="false" fo:padding="0cm" fo:border="none"/>
      <style:text-properties fo:color="#4d4d4f" style:font-name="Helvetica" fo:font-size="11.25pt" fo:font-weight="normal"/>
    </style:style>
    <style:style style:name="P6" style:family="paragraph" style:parent-style-name="Text_20_body" style:list-style-name="L1">
      <style:paragraph-properties fo:margin-left="0.079cm" fo:margin-right="0.132cm" fo:margin-top="0cm" fo:margin-bottom="0cm" loext:contextual-spacing="false" style:line-height-at-least="0.609cm" fo:text-indent="0cm" style:auto-text-indent="false" fo:padding="0cm" fo:border="none"/>
    </style:style>
    <style:style style:name="T1" style:family="text">
      <style:text-properties fo:color="#a0a4a3" loext:padding="0cm" loext:border="none"/>
    </style:style>
    <style:style style:name="T2" style:family="text">
      <style:text-properties fo:color="#69aa50" style:text-line-through-style="none" style:text-line-through-type="none" style:text-underline-style="none" style:text-blinking="false" fo:background-color="transparent" loext:char-shading-value="0" loext:padding="0cm" loext:border="none"/>
    </style:style>
    <style:style style:name="T3" style:family="text">
      <style:text-properties fo:color="#69aa50" style:font-name="Muli" fo:font-weight="normal"/>
    </style:style>
    <style:style style:name="T4" style:family="text">
      <style:text-properties fo:color="#777777" style:text-line-through-style="none" style:text-line-through-type="none" style:font-name="Open Sans" fo:font-size="9pt" style:text-underline-style="none" fo:font-weight="normal" style:text-blinking="false" fo:background-color="#f8f8f8" loext:char-shading-value="0" loext:padding="0cm" loext:border="none"/>
    </style:style>
    <style:style style:name="T5" style:family="text">
      <style:text-properties fo:color="#4d4d4f" style:font-name="Helvetica" fo:font-size="11.25pt" fo:font-weight="bold" loext:padding="0cm" loext:border="none"/>
    </style:style>
    <style:style style:name="T6" style:family="text">
      <style:text-properties fo:color="#4d4d4f" style:font-name="Helvetica" fo:font-size="11.25pt" fo:font-weight="normal"/>
    </style:style>
    <style:style style:name="T7" style:family="text">
      <style:text-properties fo:color="#4d4d4f" style:font-name="Helvetica" fo:font-size="11.25pt" fo:font-weight="normal" loext:padding="0cm" loext:border="none"/>
    </style:style>
    <style:style style:name="T8" style:family="text">
      <style:text-properties fo:color="#4d4d4f" loext:padding="0cm" loext:border="none"/>
    </style:style>
    <style:style style:name="T9" style:family="text">
      <style:text-properties fo:color="#00800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text:span text:style-name="T3">Manejo adecuado de injertos</text:span></text:h>
      <text:p text:style-name="P1"><text:span text:style-name="T3">http://www.hortalizas.com/semillas/manejo-adecuado-de-injertos/</text:span></text:p>
      <text:p text:style-name="P4"><draw:frame draw:style-name="fr1" draw:name="Imagen2" text:anchor-type="as-char" svg:width="5.292cm" svg:height="3.969cm" draw:z-index="0"><draw:image xlink:href="http://archivos.hortalizas.com/hortalizas/wp-content/uploads/2012/11/39084-250x188.jpg" xlink:type="simple" xlink:show="embed" xlink:actuate="onLoad"/><svg:title>Manejo de Injertos</svg:title></draw:frame></text:p>
      <text:p text:style-name="P5">Un híbrido de injerto lleva consigo una combinación de características deseables que consiste en nuevos brotes, los cuales son extraídos de una planta denominada “variedad de injerto.” La raíz es provista por una planta que se denomina “patrón” o “portainjertos” y otorga características radiculares especiales al injerto.</text:p>
      <text:p text:style-name="P5">Japón, Corea y España son los principales productores de plantas injertadas, con 750, 540 y 154 millones de plantas al año, respectivamente, siendo la sandía y el tomate los principales cultivos injertados. En México, esta técnica es relativamente reciente, llegándose a injertar poco más de 60 mil plantas de tomate, pimiento y sandía en Sinaloa, Sonora, Chihuahua y Coahuila principalmente.</text:p>
      <text:p text:style-name="P2"><text:span text:style-name="Strong_20_Emphasis"><text:span text:style-name="T5">Ventajas del injerto</text:span></text:span></text:p>
      <text:p text:style-name="P2"><text:span text:style-name="Strong_20_Emphasis"><text:span text:style-name="T8">√</text:span></text:span></text:p>
      <text:p text:style-name="P2"><text:span text:style-name="Strong_20_Emphasis"><text:span text:style-name="T5">Propagación</text:span></text:span><text:span text:style-name="T6">. Es el único método para conservar características deseables de híbridos sin semillas.</text:span></text:p>
      <text:p text:style-name="P2"><text:span text:style-name="Strong_20_Emphasis"><text:span text:style-name="T8">√</text:span></text:span></text:p>
      <text:p text:style-name="P2"><text:span text:style-name="Strong_20_Emphasis"><text:span text:style-name="T5">Resistencia a plagas y enfermedades del suelo</text:span></text:span><text:span text:style-name="T6">. Es la ventaja más importante del injerto, pues otorga resistencia frente a bacterias, virus y nemátodos del suelo — siendo una alternativa limpia en el control de enfermedades como marchitez por hongos y bacterias, virus del mosaico del tabaco, nódulos de la raíz producidos por nemátodos, y raíz acorchada o raíz roja entre otras.</text:span></text:p>
      <text:p text:style-name="P2"><text:span text:style-name="Strong_20_Emphasis"><text:span text:style-name="T8">√</text:span></text:span></text:p>
      <text:p text:style-name="P2"><text:span text:style-name="Strong_20_Emphasis"><text:span text:style-name="T5">Mejoramiento genético</text:span></text:span><text:span text:style-name="T6">. El injerto crea una nueva planta siendo una tecnología de mejoramiento más rápida que los métodos convencionales.</text:span></text:p>
      <text:p text:style-name="P2"><text:span text:style-name="Strong_20_Emphasis"><text:span text:style-name="T8">√</text:span></text:span></text:p>
      <text:p text:style-name="P2"><text:span text:style-name="Strong_20_Emphasis"><text:span text:style-name="T5">Mejoramiento fisiológico</text:span></text:span><text:span text:style-name="T6">.Vigor radicular otorgado por el portainjerto, así como incremento en calidad, número y tamaño de frutos.</text:span></text:p>
      <text:p text:style-name="P2"><text:soft-page-break/><text:span text:style-name="Strong_20_Emphasis"><text:span text:style-name="T9">√</text:span></text:span></text:p>
      <text:p text:style-name="P2"><text:span text:style-name="Strong_20_Emphasis"><text:span text:style-name="T5">Ahorro de espacio</text:span></text:span><text:span text:style-name="T6">. La densidad por hectárea puede reducirse hasta la mitad, porque el vigor de una planta injertada permite manejarla a dos tallos y reemplaza a cultivos a un tallo, siendo óptimo sobre todo para invernadero.</text:span></text:p>
      <text:p text:style-name="P2"><text:span text:style-name="Strong_20_Emphasis"><text:span text:style-name="T8">√</text:span></text:span></text:p>
      <text:p text:style-name="P2"><text:span text:style-name="Strong_20_Emphasis"><text:span text:style-name="T5">Incremento de productividad</text:span></text:span><text:span text:style-name="T6">. Mejora la tolerancia a factores adversos (salinidad, falta o exceso de humedad), propiciando el uso eficiente del agua y nutrientes así como retraso del envejecimiento celular por el vigor radicular, aceleración de la madurez reproductiva de plántulas, y resistencia a la sequía.</text:span></text:p>
      <text:p text:style-name="P2"><text:span text:style-name="Strong_20_Emphasis"><text:span text:style-name="T5">Desventajas del injerto</text:span></text:span></text:p>
      <text:p text:style-name="P2"><text:span text:style-name="Strong_20_Emphasis"><text:span text:style-name="T5">X</text:span></text:span></text:p>
      <text:p text:style-name="P2"><text:span text:style-name="Strong_20_Emphasis"><text:span text:style-name="T5">Costos</text:span></text:span><text:span text:style-name="T6">. Aumenta el costo por usar doble semilla, más espacio en invernadero para doble plántula en trasplante, uso de semilla certificada, mano de obra especializada o capacitación extra, uso de variedades indeterminadas en vez de determinadas, pues se requiere menor tiempo de producción para recuperar la inversión.</text:span></text:p>
      <text:p text:style-name="P2"><text:span text:style-name="Strong_20_Emphasis"><text:span text:style-name="T5">X</text:span></text:span></text:p>
      <text:p text:style-name="P2"><text:span text:style-name="Strong_20_Emphasis"><text:span text:style-name="T5">Incompatibilidad</text:span></text:span><text:span text:style-name="T6">. Una mala ejecución del injerto puede afectar al desarrollo de la planta, presentándose trastornos fisiológicos.</text:span></text:p>
      <text:p text:style-name="P2"><text:span text:style-name="Strong_20_Emphasis"><text:span text:style-name="T5">Métodos de injerto<text:line-break/></text:span></text:span><text:span text:style-name="T6">El método de injerto influye en el número de hojas, altura y diámetro del tallo en plantas injertadas, lo cual depende tanto de la técnica de injerto como del patrón utilizado así como de la posible incompatibilidad o colapso.</text:span></text:p>
      <text:list xml:id="list1259940515261513581" text:style-name="L2">
        <text:list-item>
          <text:p text:style-name="P3"><text:span text:style-name="Strong_20_Emphasis"><text:span text:style-name="T5">Injerto de aproximación</text:span></text:span><text:span text:style-name="T6">. Se usa únicamente en cucurbitáceas. El patrón y la variedad conservan su raíz, y es necesario cortar el tallo de la variedad antes de plantar para prevenir enfermedades a las que el patrón sea inmune. Debe protegerse a las plantas con túnel o cubierta flotante por la fragilidad de la unión al momento de plantar. Según la Universidad Politécnica de Valencia (España), el injerto de sandía sobre calabaza protege del </text:span><text:span text:style-name="Emphasis"><text:span text:style-name="T7">Fusarium</text:span></text:span><text:span text:style-name="T6"> aunque permanezca la raíz de la planta de sandía.</text:span></text:p>
        </text:list-item>
        <text:list-item>
          <text:p text:style-name="P3"><text:span text:style-name="Strong_20_Emphasis"><text:span text:style-name="T5">Injerto adosado</text:span></text:span><text:span text:style-name="T6">. Utiliza un robot para cortar y pegar en cuestión de segundos, evitando problemas potenciales de sanidad provocados por la mano de obra; además elimina costos adicionales de capacitación, semillas, charolas, tierra y tiempo.</text:span></text:p>
        </text:list-item>
        <text:list-item>
          <text:p text:style-name="P3"><text:span text:style-name="Strong_20_Emphasis"><text:span text:style-name="T5">Injerto de púa</text:span></text:span><text:span text:style-name="T6">. Se realiza sobre todo en sandía y tomate con algunas variaciones, uniéndose el brote de la variedad con el patrón.</text:span></text:p>
        </text:list-item>
        <text:list-item>
          <text:p text:style-name="P3"><text:span text:style-name="Strong_20_Emphasis"><text:span text:style-name="T5">Injerto de empalme</text:span></text:span><text:span text:style-name="T6">. Único método en solanáceas, uniendo patrón y variedad con clip u otros materiales.</text:span></text:p>
        </text:list-item>
        <text:list-item>
          <text:p text:style-name="P3"><text:span text:style-name="Strong_20_Emphasis"><text:span text:style-name="T5">Injerto en melón y sandía</text:span></text:span></text:p>
        </text:list-item>
      </text:list>
      <text:p text:style-name="P2"><text:soft-page-break/><text:span text:style-name="T6">La técnica del injerto está más desarrollada en cultivo de sandía, empleándose el método por púa “de cabeza” y por aproximación, y usándose patrones de calabaza. Se busca resistencia a </text:span><text:span text:style-name="Emphasis"><text:span text:style-name="T7">Fusarium</text:span></text:span><text:span text:style-name="T6">, </text:span><text:span text:style-name="Emphasis"><text:span text:style-name="T7">Verticillium</text:span></text:span><text:span text:style-name="T6">, </text:span><text:span text:style-name="Emphasis"><text:span text:style-name="T7">Pythium</text:span></text:span><text:span text:style-name="T6"> y nemátodos.</text:span></text:p>
      <text:p text:style-name="P2"><text:span text:style-name="T6">En melón se busca resistencia al virus del amarillamiento y achaparramiento de las cucurbitáceas, transmitido por mosca blanca de la hoja plateada </text:span><text:span text:style-name="Emphasis"><text:span text:style-name="T7">Bemisia argentifolii</text:span></text:span><text:span text:style-name="T6">. Se usan patrones de calabaza con gran éxito dejándose las dos raíces pudiendo así evitar el uso de fitorreguladores para buscar el tamaño deseado de fruto.</text:span></text:p>
      <text:p text:style-name="P5">El injerto hortícola presenta más beneficios que desventajas y es una alternativa viable para diversificar el manejo integrado de plagas, sin sacrificar la productividad y calidad de producción.</text:p>
      <text:p text:style-name="P5">Uribe cursó estudios de Ingeniería Agrícola y Ambiental en la Universidad Autónoma Agraria Antonio Narro. Su carrera maneja diferentes áreas como riego, horticultura, fruticultura y ornamentales, aunque se enfoca principalmente en las ciencias del suelo y del área ambiental. Anteriormente cursó como T.S.U. en Tecnología Ambient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Muli" svg:font-family="Muli, Helvetica, Arial, sans-serif"/>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chín </meta:initial-creator>
    <meta:creation-date>2016-10-22T14:30:17.880592522</meta:creation-date>
    <dc:date>2016-10-22T14:33:15.423935144</dc:date>
    <dc:creator>Wachín </dc:creator>
    <meta:editing-duration>PT2M58S</meta:editing-duration>
    <meta:editing-cycles>1</meta:editing-cycles>
    <meta:document-statistic meta:table-count="0" meta:image-count="1" meta:object-count="0" meta:page-count="3" meta:paragraph-count="33" meta:word-count="748" meta:character-count="4900" meta:non-whitespace-character-count="4188"/>
    <meta:generator>LibreOffice/5.2.2.2$Linux_x86 LibreOffice_project/20m0$Build-2</meta:generator>
  </office:meta>
</office:document-meta>
</file>